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254cm" svg:stroke-color="#ff0000" draw:fill-image-width="0cm" draw:fill-image-height="0cm" draw:textarea-horizontal-align="center" draw:textarea-vertical-align="middle" fo:padding-top="0.252cm" fo:padding-bottom="0.252cm" fo:padding-left="0.377cm" fo:padding-right="0.377cm"/>
    </style:style>
    <style:style style:name="gr2" style:family="graphic" style:parent-style-name="standard">
      <style:graphic-properties draw:stroke="none" svg:stroke-width="0.254cm" svg:stroke-color="#000000" draw:fill="none" draw:fill-color="#ffffff" draw:fill-image-width="0cm" draw:fill-image-height="0cm" draw:textarea-horizontal-align="left" draw:auto-grow-height="true" draw:auto-grow-width="true" fo:min-height="0cm" fo:min-width="0cm" fo:padding-top="0.252cm" fo:padding-bottom="0.252cm" fo:padding-left="0.377cm" fo:padding-right="0.377cm"/>
    </style:style>
    <style:style style:name="gr3" style:family="graphic" style:parent-style-name="standard">
      <style:graphic-properties svg:stroke-width="0.254cm" svg:stroke-color="#ff0000" draw:marker-end="Arrow" draw:marker-end-width="0.762cm" draw:fill-image-width="0cm" draw:fill-image-height="0cm" draw:textarea-horizontal-align="center" draw:textarea-vertical-align="middle" fo:padding-top="0.252cm" fo:padding-bottom="0.252cm" fo:padding-left="0.377cm" fo:padding-right="0.377cm"/>
    </style:style>
    <style:style style:name="gr4" style:family="graphic" style:parent-style-name="standard">
      <style:graphic-properties draw:stroke="none" svg:stroke-width="0.254cm" svg:stroke-color="#ff0000" draw:fill-color="#000000" draw:fill-image-width="0cm" draw:fill-image-height="0cm" draw:textarea-horizontal-align="center" draw:textarea-vertical-align="middle"/>
    </style:style>
    <style:style style:name="gr5" style:family="graphic" style:parent-style-name="standard">
      <style:graphic-properties draw:stroke="solid" svg:stroke-width="0.254cm" svg:stroke-color="#000000" draw:marker-end="Arrow" draw:marker-end-width="0.762cm" draw:fill-color="#000000" draw:fill-image-width="0cm" draw:fill-image-height="0cm" draw:textarea-horizontal-align="center" draw:textarea-vertical-align="middle" fo:padding-top="0.252cm" fo:padding-bottom="0.252cm" fo:padding-left="0.377cm" fo:padding-right="0.377cm"/>
    </style:style>
    <style:style style:name="P1" style:family="paragraph">
      <style:paragraph-properties fo:text-align="center"/>
    </style:style>
    <style:style style:name="P2" style:family="paragraph">
      <style:paragraph-properties fo:margin-left="0cm" fo:margin-right="0cm" fo:text-indent="0cm"/>
      <style:text-properties fo:font-size="40pt"/>
    </style:style>
    <style:style style:name="P3" style:family="paragraph">
      <style:text-properties fo:font-size="40pt"/>
    </style:style>
    <style:style style:name="T1" style:family="text">
      <style:text-properties fo:font-size="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27.2cm" svg:height="18.688cm" svg:x="1.103cm" svg:y="1.279cm" svg:viewBox="0 0 27201 18689" svg:d="m3537 6348c392-300 891-420 1298-690 405-266 843-378 1258-609 446-248 883-506 1339-731 459-224 876-528 1299-811 445-296 822-680 1298-932 435-230 840-512 1258-772 449-279 875-593 1339-852 413-229 836-446 1299-568 433-115 864-209 1298-325 419-112 866-27 1299-41 455-14 886 186 1339 163 484-25 955 99 1420 203 475 105 964 188 1421 365 548 212 1026 578 1501 934 459 344 812 774 1297 1095 455 300 921 621 1259 1055 320 413 580 872 933 1258 392 426 607 926 852 1420 200 401 429 804 487 1259 57 446-12 895 41 1338 49 417 157 837 121 1259-35 432-103 864-162 1297-61 445-152 887-324 1300-213 509-604 928-1055 1217-378 241-855 252-1300 243-435-8-866-66-1297-122-488-62-850-407-1300-527-514-139-871-527-1338-731-405-177-867-144-1258-365-412-234-887-339-1298-569-396-220-819-395-1259-486-414-86-1201-494-1297 244-56 427-77 862-285 1258-255 481-648 851-933 1298-270 424-510 867-771 1299-272 450-497 1011-1055 1217-478 177-891 485-1339 729-405 221-827 338-1258 448-433 110-896 55-1339 0-429-53-855 71-1258 203-432 142-888 191-1339 242-417 48-845 203-1258 82-449-132-873-337-1298-527-455-204-934-353-1380-569-411-199-933-393-1055-893-101-422-290-824-324-1258-37-460-197-890-285-1339-84-427-82-1220-121-1501-65-459 339-811 406-1258 62-419 166-833 203-1258 38-435-3-900 202-1298 246-481 658-886 1137-1137 482-252 823-695 1338-891l366-285z">
          <text:p/>
        </draw:path>
        <draw:frame draw:style-name="gr2" draw:text-style-name="P3" draw:id="id1" draw:layer="layout" svg:width="10.713cm" svg:height="2.596cm" svg:x="1.045cm" svg:y="1.014cm">
          <draw:text-box>
            <text:p text:style-name="P2"><text:span text:style-name="T1">Glisson capsule</text:span></text:p>
          </draw:text-box>
        </draw:frame>
        <draw:connector draw:style-name="gr3" draw:text-style-name="P1" draw:layer="layout" draw:type="line" svg:x1="6.401cm" svg:y1="3.61cm" svg:x2="8.153cm" svg:y2="5.569cm" draw:start-shape="id1" draw:start-glue-point="2">
          <text:p/>
        </draw:connector>
        <draw:frame draw:style-name="gr2" draw:text-style-name="P3" draw:layer="layout" svg:width="8.668cm" svg:height="2.596cm" svg:x="14.522cm" svg:y="2.552cm">
          <draw:text-box>
            <text:p text:style-name="P2"><text:span text:style-name="T1">Parenchyme</text:span></text:p>
          </draw:text-box>
        </draw:frame>
        <draw:circle draw:style-name="gr4" draw:text-style-name="P1" draw:id="id3" draw:layer="layout" svg:width="1.015cm" svg:height="1.015cm" svg:x="7.353cm" svg:y="17.352cm">
          <text:p/>
        </draw:circle>
        <draw:circle draw:style-name="gr4" draw:text-style-name="P1" draw:id="id4" draw:layer="layout" svg:width="1.015cm" svg:height="1.015cm" svg:x="14.799cm" svg:y="11.015cm">
          <text:p/>
        </draw:circle>
        <draw:circle draw:style-name="gr4" draw:text-style-name="P1" draw:id="id5" draw:layer="layout" svg:width="1.015cm" svg:height="1.015cm" svg:x="24.306cm" svg:y="13.355cm">
          <text:p/>
        </draw:circle>
        <draw:frame draw:style-name="gr2" draw:text-style-name="P3" draw:id="id2" draw:layer="layout" svg:width="8.359cm" svg:height="2.596cm" svg:x="17.599cm" svg:y="17.658cm">
          <draw:text-box>
            <text:p text:style-name="P2"><text:span text:style-name="T1">Fixed points</text:span></text:p>
          </draw:text-box>
        </draw:frame>
        <draw:connector draw:style-name="gr5" draw:text-style-name="P1" draw:layer="layout" draw:type="line" svg:x1="17.599cm" svg:y1="18.956cm" svg:x2="8.368cm" svg:y2="17.859cm" draw:start-shape="id2" draw:start-glue-point="3" draw:end-shape="id3" draw:end-glue-point="1">
          <text:p/>
        </draw:connector>
        <draw:connector draw:style-name="gr5" draw:text-style-name="P1" draw:layer="layout" draw:type="line" svg:x1="19.567cm" svg:y1="17.537cm" svg:x2="15.306cm" svg:y2="12.03cm" draw:end-shape="id4" draw:end-glue-point="2">
          <text:p/>
        </draw:connector>
        <draw:connector draw:style-name="gr5" draw:text-style-name="P1" draw:layer="layout" draw:type="line" svg:x1="21.778cm" svg:y1="17.658cm" svg:x2="24.813cm" svg:y2="14.37cm" draw:start-shape="id2" draw:start-glue-point="0" draw:end-shape="id5" draw:end-glue-point="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693cm" fo:page-height="20.98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6-11T19:41:58</meta:creation-date>
    <dc:date>2006-09-25T16:51:39</dc:date>
    <dc:language>en-US</dc:language>
    <meta:editing-cycles>23</meta:editing-cycles>
    <meta:editing-duration>PT3H20M30S</meta:editing-duration>
    <meta:user-defined meta:name="Info 1"/>
    <meta:user-defined meta:name="Info 2"/>
    <meta:user-defined meta:name="Info 3"/>
    <meta:user-defined meta:name="Info 4"/>
    <meta:document-statistic meta:object-count="11"/>
  </office:meta>
</office:document-meta>
</file>